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4dd0e1" style:text-line-through-style="none" style:text-line-through-type="none" style:text-position="0% 100%" style:font-name="Arial" fo:font-size="60pt" fo:letter-spacing="normal" fo:font-style="normal" style:text-underline-style="solid" style:text-underline-width="auto" style:text-underline-color="font-color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Webside og Webserver</text:span></text:p>
          </draw:text-box>
        </draw:frame>
        <draw:frame draw:name="Google Shape;55;p13" presentation:style-name="pr2" draw:text-style-name="P3" draw:layer="layout" svg:width="23.667cm" svg:height="2.201cm" svg:x="0.866cm" svg:y="7.77cm" presentation:class="subtitle" presentation:user-transformed="true">
          <draw:text-box>
            <text:p text:style-name="P1"><text:span text:style-name="T2">med CSS, HTML, Javascript, Python, og Flask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ål med projektet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ormål med projektet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Du kommer til at lære:</text:span></text:p>
            <text:list text:style-name="L5">
              <text:list-item>
                <text:p text:style-name="P8"><text:span text:style-name="T4">HTML, CSS, Javascript til web design</text:span></text:p>
              </text:list-item>
              <text:list-item>
                <text:p text:style-name="P7"><text:span text:style-name="T4">Python til programmering (</text:span><text:span text:style-name="T5">rigtig</text:span><text:span text:style-name="T4"> programmering!)</text:span></text:p>
              </text:list-item>
              <text:list-item>
                <text:p text:style-name="P7"><text:span text:style-name="T4">Flask til webserver</text:span></text:p>
              </text:list-item>
            </text:list>
            <text:p text:style-name="P8"><text:span text:style-name="T4">Du kommer til at lave:</text:span></text:p>
            <text:list text:continue-numbering="true" text:style-name="L5">
              <text:list-item>
                <text:p text:style-name="P8"><text:span text:style-name="T4">Din egne webside</text:span></text:p>
              </text:list-item>
              <text:list-item>
                <text:p text:style-name="P7"><text:span text:style-name="T4">Din egne webserver</text:span></text:p>
              </text:list-item>
              <text:list-item>
                <text:p text:style-name="P7"><text:span text:style-name="T4">Din egne projekt på nettet!</text:span></text:p>
              </text:list-item>
            </text:list>
          </draw:text-box>
        </draw:frame>
        <presentation:notes draw:style-name="dp2">
          <draw:page-thumbnail draw:name="Google Shape;57;g56fde42c18_0_45:notes" draw:style-name="gr1" draw:layer="layout" svg:width="16.932cm" svg:height="9.524cm" svg:x="1.059cm" svg:y="1.905cm" draw:page-number="2" presentation:class="page"/>
          <draw:frame draw:name="Google Shape;58;g56fde42c18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ådan foregår programmet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ådan foregår programmet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Starter med </text:span><text:span text:style-name="T6">HTML</text:span><text:span text:style-name="T4">, til at bygge en enkelt webside</text:span></text:p>
            <text:p text:style-name="P8"><text:span text:style-name="T4">Brug </text:span><text:span text:style-name="T6">CSS </text:span><text:span text:style-name="T4">til at style den</text:span></text:p>
            <text:p text:style-name="P8"><text:span text:style-name="T4">Tilføj </text:span><text:span text:style-name="T6">Javascript</text:span><text:span text:style-name="T4">, så det kan lave noget</text:span></text:p>
            <text:p text:style-name="P8"><text:span text:style-name="T4">Lære </text:span><text:span text:style-name="T6">Python</text:span><text:span text:style-name="T4">, så du kan brug Flask fornuftig</text:span></text:p>
            <text:p text:style-name="P8"><text:span text:style-name="T4">Brug </text:span><text:span text:style-name="T6">Flask</text:span><text:span text:style-name="T4"> til at få en webserver op og køre</text:span></text:p>
            <text:p text:style-name="P10"><text:span text:style-name="T4">Vi starter på en nye trin af projektet hver anden uge, så du har tid til at lave en lille projekt med det du allerede har lært.</text:span></text:p>
          </draw:text-box>
        </draw:frame>
        <presentation:notes draw:style-name="dp2">
          <draw:page-thumbnail draw:name="Google Shape;63;g56fde42c18_0_50:notes" draw:style-name="gr1" draw:layer="layout" svg:width="16.932cm" svg:height="9.524cm" svg:x="1.059cm" svg:y="1.905cm" draw:page-number="3" presentation:class="page"/>
          <draw:frame draw:name="Google Shape;64;g56fde42c18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dfordringer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dfordringer</text:span></text:p>
          </draw:text-box>
        </draw:frame>
        <draw:frame draw:name="Google Shape;73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4">Du skal lære </text:span><text:span text:style-name="T6">fire</text:span><text:span text:style-name="T4"> programmeringsprog</text:span></text:p>
              </text:list-item>
              <text:list-item>
                <text:p text:style-name="P11"><text:span text:style-name="T4">Du skal kunne oversætte din viden fra bloksprogrammering over til skriftlig programmering</text:span></text:p>
              </text:list-item>
              <text:list-item>
                <text:p text:style-name="P11"><text:span text:style-name="T4">Du skal kunne designe noget selv</text:span></text:p>
              </text:list-item>
              <text:list-item>
                <text:p text:style-name="P11"><text:span text:style-name="T4">Du skal finde på en god projekt idè!</text:span></text:p>
              </text:list-item>
            </text:list>
          </draw:text-box>
        </draw:frame>
        <presentation:notes draw:style-name="dp2">
          <draw:page-thumbnail draw:name="Google Shape;69;g56fde42c18_0_55:notes" draw:style-name="gr1" draw:layer="layout" svg:width="16.932cm" svg:height="9.524cm" svg:x="1.059cm" svg:y="1.905cm" draw:page-number="4" presentation:class="page"/>
          <draw:frame draw:name="Google Shape;70;g56fde42c18_0_5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des og Cheat Sheet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uides og Cheat Sheets</text:span></text:p>
          </draw:text-box>
        </draw:frame>
        <draw:frame draw:name="Google Shape;79;p1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p text:style-name="P12"><text:span text:style-name="T7"><text:a xlink:href="https://github.com/joe-fivefifty/CPF-Guides" xlink:type="simple">github.com/joe-fivefifty/CPF-Guides</text:a></text:span></text:p>
          </draw:text-box>
        </draw:frame>
        <presentation:notes draw:style-name="dp2">
          <draw:page-thumbnail draw:name="Google Shape;75;g56fde42c18_0_60:notes" draw:style-name="gr1" draw:layer="layout" svg:width="16.932cm" svg:height="9.524cm" svg:x="1.059cm" svg:y="1.905cm" draw:page-number="5" presentation:class="page"/>
          <draw:frame draw:name="Google Shape;76;g56fde42c18_0_6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8"/>
    <meta:generator>LibreOfficeDev/6.0.5.2$Linux_X86_64 LibreOffice_project/</meta:generator>
  </office:meta>
</office:document-meta>
</file>